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Beauftragung </text:h>
      <!-- Neuer Inhalt -->
      <text:h text:style-name="Heading_20_2" text:outline-level="2">Betreffende Person</text:h>
      <text:p text:style-name="Text_20_body">
        <text:span text:style-name="T1">Name: </text:span>
        <!-- 
        "T2"
        "T3"
        
        Neuer Inhalt

      -->
      </text:p>
      <!-- Neuer Inhalt --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tin n/a</meta:initial-creator>
    <meta:creation-date>2008-11-03T04:01:37</meta:creation-date>
    <dc:date>2008-11-06T15:39:24</dc:date>
    <dc:language>de-DE</dc:language>
    <meta:editing-cycles>3</meta:editing-cycles>
    <meta:editing-duration>PT18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2" meta:character-count="201"/>
  </office:meta>
</office:document-meta>
</file>